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percentage" office:value="0.4865" calcext:value-type="percentage">
            <text:p>48.6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186" calcext:value-type="percentage">
            <text:p>41.86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lanta</text:p>
          </table:table-cell>
          <table:table-cell office:value-type="percentage" office:value="0.5517" calcext:value-type="percentage">
            <text:p>55.17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17" calcext:value-type="percentage">
            <text:p>52.17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ltimore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2" calcext:value-type="percentage">
            <text:p>42.00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ffalo</text:p>
          </table:table-cell>
          <table:table-cell office:value-type="percentage" office:value="0.459" calcext:value-type="percentage">
            <text:p>45.9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439" calcext:value-type="percentage">
            <text:p>43.90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percentage" office:value="0.5962" calcext:value-type="percentage">
            <text:p>59.6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333" calcext:value-type="percentage">
            <text:p>63.33%</text:p>
          </table:table-cell>
          <table:table-cell office:value-type="percentage" office:value="0.4118" calcext:value-type="percentage">
            <text:p>41.18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4889" calcext:value-type="percentage">
            <text:p>48.89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ncinnati</text:p>
          </table:table-cell>
          <table:table-cell office:value-type="percentage" office:value="0.5091" calcext:value-type="percentage">
            <text:p>50.91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6071" calcext:value-type="percentage">
            <text:p>60.71%</text:p>
          </table:table-cell>
          <table:table-cell office:value-type="percentage" office:value="0.5957" calcext:value-type="percentage">
            <text:p>59.57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percentage" office:value="0.4634" calcext:value-type="percentage">
            <text:p>46.34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789" calcext:value-type="percentage">
            <text:p>57.89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4324" calcext:value-type="percentage">
            <text:p>43.24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llas</text:p>
          </table:table-cell>
          <table:table-cell office:value-type="percentage" office:value="0.525" calcext:value-type="percentage">
            <text:p>52.5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44" calcext:value-type="percentage">
            <text:p>44.44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nver</text:p>
          </table:table-cell>
          <table:table-cell office:value-type="percentage" office:value="0.4643" calcext:value-type="percentage">
            <text:p>46.4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828" calcext:value-type="percentage">
            <text:p>48.28%</text:p>
          </table:table-cell>
          <table:table-cell office:value-type="percentage" office:value="0.614" calcext:value-type="percentage">
            <text:p>61.40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troit</text:p>
          </table:table-cell>
          <table:table-cell office:value-type="percentage" office:value="0.4419" calcext:value-type="percentage">
            <text:p>44.19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167" calcext:value-type="percentage">
            <text:p>41.67%</text:p>
          </table:table-cell>
          <table:table-cell table:number-columns-repeated="2" office:value-type="percentage" office:value="0.4737" calcext:value-type="percentage">
            <text:p>47.37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percentage" office:value="0.5818" calcext:value-type="percentage">
            <text:p>58.18%</text:p>
          </table:table-cell>
          <table:table-cell table:number-columns-repeated="2" office:value-type="percentage" office:value="0.6667" calcext:value-type="percentage">
            <text:p>66.67%</text:p>
          </table:table-cell>
          <table:table-cell office:value-type="percentage" office:value="0.4848" calcext:value-type="percentage">
            <text:p>48.48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6271" calcext:value-type="percentage">
            <text:p>62.71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ston</text:p>
          </table:table-cell>
          <table:table-cell office:value-type="percentage" office:value="0.5814" calcext:value-type="percentage">
            <text:p>58.14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818" calcext:value-type="percentage">
            <text:p>68.18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6176" calcext:value-type="percentage">
            <text:p>61.76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percentage" office:value="0.6389" calcext:value-type="percentage">
            <text:p>63.89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098" calcext:value-type="percentage">
            <text:p>60.98%</text:p>
          </table:table-cell>
          <table:table-cell office:value-type="percentage" office:value="0.6774" calcext:value-type="percentage">
            <text:p>67.74%</text:p>
          </table:table-cell>
          <table:table-cell office:value-type="percentage" office:value="0.5417" calcext:value-type="percentage">
            <text:p>54.17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percentage" office:value="0.4222" calcext:value-type="percentage">
            <text:p>42.2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419" calcext:value-type="percentage">
            <text:p>44.19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627" calcext:value-type="percentage">
            <text:p>76.27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89" calcext:value-type="percentage">
            <text:p>57.89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475" calcext:value-type="percentage">
            <text:p>47.50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nesota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5152" calcext:value-type="percentage">
            <text:p>51.52%</text:p>
          </table:table-cell>
          <table:table-cell office:value-type="percentage" office:value="0.5636" calcext:value-type="percentage">
            <text:p>56.36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England</text:p>
          </table:table-cell>
          <table:table-cell office:value-type="percentage" office:value="0.5811" calcext:value-type="percentage">
            <text:p>58.1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061" calcext:value-type="percentage">
            <text:p>60.61%</text:p>
          </table:table-cell>
          <table:table-cell office:value-type="percentage" office:value="0.561" calcext:value-type="percentage">
            <text:p>56.10%</text:p>
          </table:table-cell>
          <table:table-cell office:value-type="percentage" office:value="0.4308" calcext:value-type="percentage">
            <text:p>43.08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Orleans</text:p>
          </table:table-cell>
          <table:table-cell office:value-type="percentage" office:value="0.5745" calcext:value-type="percentage">
            <text:p>57.4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55" calcext:value-type="percentage">
            <text:p>55.00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Giants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83" calcext:value-type="percentage">
            <text:p>38.30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Jets</text:p>
          </table:table-cell>
          <table:table-cell office:value-type="percentage" office:value="0.5532" calcext:value-type="percentage">
            <text:p>55.32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35" calcext:value-type="percentage">
            <text:p>51.35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percentage" office:value="0.4878" calcext:value-type="percentage">
            <text:p>48.78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182" calcext:value-type="percentage">
            <text:p>31.82%</text:p>
          </table:table-cell>
          <table:table-cell office:value-type="percentage" office:value="0.6842" calcext:value-type="percentage">
            <text:p>68.42%</text:p>
          </table:table-cell>
          <table:table-cell office:value-type="percentage" office:value="0.4412" calcext:value-type="percentage">
            <text:p>44.12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</text:p>
          </table:table-cell>
          <table:table-cell office:value-type="percentage" office:value="0.623" calcext:value-type="percentage">
            <text:p>62.3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216" calcext:value-type="percentage">
            <text:p>62.16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862" calcext:value-type="percentage">
            <text:p>58.62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ttsburgh</text:p>
          </table:table-cell>
          <table:table-cell office:value-type="percentage" office:value="0.4923" calcext:value-type="percentage">
            <text:p>49.23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05" calcext:value-type="percentage">
            <text:p>54.05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783" calcext:value-type="percentage">
            <text:p>47.83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Francisco</text:p>
          </table:table-cell>
          <table:table-cell office:value-type="percentage" office:value="0.4878" calcext:value-type="percentage">
            <text:p>48.78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4677" calcext:value-type="percentage">
            <text:p>46.77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attle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6182" calcext:value-type="percentage">
            <text:p>61.82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 Louis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795" calcext:value-type="percentage">
            <text:p>47.95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pa Bay</text:p>
          </table:table-cell>
          <table:table-cell office:value-type="percentage" office:value="0.525" calcext:value-type="percentage">
            <text:p>52.50%</text:p>
          </table:table-cell>
          <table:table-cell office:value-type="percentage" office:value="0.6" calcext:value-type="percentage">
            <text:p>60.00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55" calcext:value-type="percentage">
            <text:p>55.00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essee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03" calcext:value-type="percentage">
            <text:p>53.03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shington</text:p>
          </table:table-cell>
          <table:table-cell office:value-type="percentage" office:value="0.5227" calcext:value-type="percentage">
            <text:p>52.2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818" calcext:value-type="percentage">
            <text:p>68.18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5455" calcext:value-type="percentage">
            <text:p>54.55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